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Macierze startowe użyte w Zadaniu 2:</text:p>
      <text:p text:style-name="Normalny"><text:s/></text:p>
      <text:p text:style-name="Normalny">Macierz "m_ident" (Macierz jednostkowa):</text:p>
      <text:p text:style-name="Normalny">[ <text:s text:c="2"/>1.000 <text:s text:c="3"/>0.000 <text:s text:c="3"/>0.000 <text:s text:c="3"/>0.000 ]</text:p>
      <text:p text:style-name="Normalny">[ <text:s text:c="2"/>0.000 <text:s text:c="3"/>1.000 <text:s text:c="3"/>0.000 <text:s text:c="3"/>0.000 ]</text:p>
      <text:p text:style-name="Normalny">[ <text:s text:c="2"/>0.000 <text:s text:c="3"/>0.000 <text:s text:c="3"/>1.000 <text:s text:c="3"/>0.000 ]</text:p>
      <text:p text:style-name="Normalny">[ <text:s text:c="2"/>0.000 <text:s text:c="3"/>0.000 <text:s text:c="3"/>0.000 <text:s text:c="3"/>1.000 ]</text:p>
      <text:p text:style-name="Normalny"><text:s/></text:p>
      <text:p text:style-name="Normalny">Macierz "m1" (Macierz jednostkowa z translacją o (1, 2, 3)):</text:p>
      <text:p text:style-name="Normalny">[ <text:s text:c="2"/>1.000 <text:s text:c="3"/>0.000 <text:s text:c="3"/>0.000 <text:s text:c="3"/>1.000 ]</text:p>
      <text:p text:style-name="Normalny">[ <text:s text:c="2"/>0.000 <text:s text:c="3"/>1.000 <text:s text:c="3"/>0.000 <text:s text:c="3"/>2.000 ]</text:p>
      <text:p text:style-name="Normalny">[ <text:s text:c="2"/>0.000 <text:s text:c="3"/>0.000 <text:s text:c="3"/>1.000 <text:s text:c="3"/>3.000 ]</text:p>
      <text:p text:style-name="Normalny">[ <text:s text:c="2"/>0.000 <text:s text:c="3"/>0.000 <text:s text:c="3"/>0.000 <text:s text:c="3"/>1.000 ]</text:p>
      <text:p text:style-name="Normalny"><text:s/></text:p>
      <text:p text:style-name="Normalny">Macierz "m2" (Macierz jednostkowa ze skalowaniem o (2, 2, 2)):</text:p>
      <text:p text:style-name="Normalny">[ <text:s text:c="2"/>2.000 <text:s text:c="3"/>0.000 <text:s text:c="3"/>0.000 <text:s text:c="3"/>0.000 ]</text:p>
      <text:p text:style-name="Normalny">[ <text:s text:c="2"/>0.000 <text:s text:c="3"/>2.000 <text:s text:c="3"/>0.000 <text:s text:c="3"/>0.000 ]</text:p>
      <text:p text:style-name="Normalny">[ <text:s text:c="2"/>0.000 <text:s text:c="3"/>0.000 <text:s text:c="3"/>2.000 <text:s text:c="3"/>0.000 ]</text:p>
      <text:p text:style-name="Normalny">[ <text:s text:c="2"/>0.000 <text:s text:c="3"/>0.000 <text:s text:c="3"/>0.000 <text:s text:c="3"/>1.000 ]</text:p>
      <text:p text:style-name="Normalny"><text:s/></text:p>
      <text:p text:style-name="Normalny">Wektor "v_test":</text:p>
      <text:p text:style-name="Normalny">( <text:s text:c="2"/>1.000, <text:s text:c="3"/>1.000, <text:s text:c="3"/>1.000, <text:s text:c="3"/>1.000 )</text:p>
      <text:p text:style-name="Normalny"><text:s/></text:p>
      <text:p text:style-name="Normalny">Macierz "m_transf": (Macierz robocza, resetowana do jednostkowej przed każdym testem transformacji)</text:p>
      <text:p text:style-name="Normalny"><text:s/></text:p>
      <text:p text:style-name="Normalny"><text:s/></text:p>
      <text:p text:style-name="Normalny">ZADANIE 2: TESTOWANIE WSZYSTKICH OPERACJI</text:p>
      <text:p text:style-name="Normalny"><text:s/></text:p>
      <text:p text:style-name="Normalny">2.1 Konstruktory i LoadIdentity</text:p>
      <text:p text:style-name="Normalny">Test LoadIdentity() (konstruktor domyslny):</text:p>
      <text:p text:style-name="Normalny">[ <text:s text:c="2"/>1.000 <text:s text:c="3"/>0.000 <text:s text:c="3"/>0.000 <text:s text:c="3"/>0.000 ]</text:p>
      <text:p text:style-name="Normalny">[ <text:s text:c="2"/>0.000 <text:s text:c="3"/>1.000 <text:s text:c="3"/>0.000 <text:s text:c="3"/>0.000 ]</text:p>
      <text:p text:style-name="Normalny">[ <text:s text:c="2"/>0.000 <text:s text:c="3"/>0.000 <text:s text:c="3"/>1.000 <text:s text:c="3"/>0.000 ]</text:p>
      <text:p text:style-name="Normalny">[ <text:s text:c="2"/>0.000 <text:s text:c="3"/>0.000 <text:s text:c="3"/>0.000 <text:s text:c="3"/>1.000 ]</text:p>
      <text:p text:style-name="Normalny"><text:s/></text:p>
      <text:p text:style-name="Normalny">Test konstruktora kopiujacego:</text:p>
      <text:p text:style-name="Normalny">[ <text:s text:c="2"/>1.000 <text:s text:c="3"/>0.000 <text:s text:c="3"/>0.000 <text:s text:c="3"/>0.000 ]</text:p>
      <text:p text:style-name="Normalny">[ <text:s text:c="2"/>0.000 <text:s text:c="3"/>1.000 <text:s text:c="3"/>0.000 <text:s text:c="3"/>0.000 ]</text:p>
      <text:p text:style-name="Normalny">[ <text:s text:c="2"/>0.000 <text:s text:c="3"/>0.000 <text:s text:c="3"/>1.000 <text:s text:c="3"/>0.000 ]</text:p>
      <text:p text:style-name="Normalny">[ <text:s text:c="2"/>0.000 <text:s text:c="3"/>0.000 <text:s text:c="3"/>0.000 <text:s text:c="3"/>1.000 ]</text:p>
      <text:p text:style-name="Normalny"><text:s/></text:p>
      <text:p text:style-name="Normalny">Test jawnego wywolania LoadIdentity() (na m_ident):</text:p>
      <text:p text:style-name="Normalny">[ <text:s text:c="2"/>1.000 <text:s text:c="3"/>0.000 <text:s text:c="3"/>0.000 <text:s text:c="3"/>0.000 ]</text:p>
      <text:p text:style-name="Normalny">[ <text:s text:c="2"/>0.000 <text:s text:c="3"/>1.000 <text:s text:c="3"/>0.000 <text:s text:c="3"/>0.000 ]</text:p>
      <text:p text:style-name="Normalny">[ <text:s text:c="2"/>0.000 <text:s text:c="3"/>0.000 <text:s text:c="3"/>1.000 <text:s text:c="3"/>0.000 ]</text:p>
      <text:p text:style-name="Normalny">[ <text:s text:c="2"/>0.000 <text:s text:c="3"/>0.000 <text:s text:c="3"/>0.000 <text:s text:c="3"/>1.000 ]</text:p>
      <text:p text:style-name="Normalny"><text:s/></text:p>
      <text:p text:style-name="Normalny">2.2 Operatory arytmetyczne</text:p>
      <text:p text:style-name="Normalny">M1 (Translacja o 1,2,3):</text:p>
      <text:p text:style-name="Normalny">[ <text:s text:c="2"/>1.000 <text:s text:c="3"/>0.000 <text:s text:c="3"/>0.000 <text:s text:c="3"/>1.000 ]</text:p>
      <text:p text:style-name="Normalny">[ <text:s text:c="2"/>0.000 <text:s text:c="3"/>1.000 <text:s text:c="3"/>0.000 <text:s text:c="3"/>2.000 ]</text:p>
      <text:p text:style-name="Normalny">[ <text:s text:c="2"/>0.000 <text:s text:c="3"/>0.000 <text:s text:c="3"/>1.000 <text:s text:c="3"/>3.000 ]</text:p>
      <text:p text:style-name="Normalny">[ <text:s text:c="2"/>0.000 <text:s text:c="3"/>0.000 <text:s text:c="3"/>0.000 <text:s text:c="3"/>1.000 ]</text:p>
      <text:p text:style-name="Normalny"><text:s/></text:p>
      <text:p text:style-name="Normalny">M2 (Skalowanie x2):</text:p>
      <text:p text:style-name="Normalny">[ <text:s text:c="2"/>2.000 <text:s text:c="3"/>0.000 <text:s text:c="3"/>0.000 <text:s text:c="3"/>0.000 ]</text:p>
      <text:p text:style-name="Normalny">[ <text:s text:c="2"/>0.000 <text:s text:c="3"/>2.000 <text:s text:c="3"/>0.000 <text:s text:c="3"/>0.000 ]</text:p>
      <text:p text:style-name="Normalny">[ <text:s text:c="2"/>0.000 <text:s text:c="3"/>0.000 <text:s text:c="3"/>2.000 <text:s text:c="3"/>0.000 ]</text:p>
      <text:p text:style-name="Normalny">[ <text:s text:c="2"/>0.000 <text:s text:c="3"/>0.000 <text:s text:c="3"/>0.000 <text:s text:c="3"/>1.000 ]</text:p>
      <text:p text:style-name="Normalny"><text:s/></text:p>
      <text:p text:style-name="Normalny">M1 + M2</text:p>
      <text:p text:style-name="Normalny">[ <text:s text:c="2"/>3.000 <text:s text:c="3"/>0.000 <text:s text:c="3"/>0.000 <text:s text:c="3"/>1.000 ]</text:p>
      <text:p text:style-name="Normalny">[ <text:s text:c="2"/>0.000 <text:s text:c="3"/>3.000 <text:s text:c="3"/>0.000 <text:s text:c="3"/>2.000 ]</text:p>
      <text:p text:style-name="Normalny">[ <text:s text:c="2"/>0.000 <text:s text:c="3"/>0.000 <text:s text:c="3"/>3.000 <text:s text:c="3"/>3.000 ]</text:p>
      <text:p text:style-name="Normalny">[ <text:s text:c="2"/>0.000 <text:s text:c="3"/>0.000 <text:s text:c="3"/>0.000 <text:s text:c="3"/>2.000 ]</text:p>
      <text:p text:style-name="Normalny"><text:s/></text:p>
      <text:p text:style-name="Normalny">M1 - M2</text:p>
      <text:p text:style-name="Normalny">[ <text:s/>-1.000 <text:s text:c="3"/>0.000 <text:s text:c="3"/>0.000 <text:s text:c="3"/>1.000 ]</text:p>
      <text:p text:style-name="Normalny">[ <text:s text:c="2"/>0.000 <text:s text:c="2"/>-1.000 <text:s text:c="3"/>0.000 <text:s text:c="3"/>2.000 ]</text:p>
      <text:p text:style-name="Normalny">[ <text:s text:c="2"/>0.000 <text:s text:c="3"/>0.000 <text:s text:c="2"/>-1.000 <text:s text:c="3"/>3.000 ]</text:p>
      <text:p text:style-name="Normalny">[ <text:s text:c="2"/>0.000 <text:s text:c="3"/>0.000 <text:s text:c="3"/>0.000 <text:s text:c="3"/>0.000 ]</text:p>
      <text:p text:style-name="Normalny"><text:s/></text:p>
      <text:p text:style-name="Normalny">TEST: M1 * 3.0</text:p>
      <text:p text:style-name="Normalny">[ <text:s text:c="2"/>3.000 <text:s text:c="3"/>0.000 <text:s text:c="3"/>0.000 <text:s text:c="3"/>3.000 ]</text:p>
      <text:p text:style-name="Normalny">[ <text:s text:c="2"/>0.000 <text:s text:c="3"/>3.000 <text:s text:c="3"/>0.000 <text:s text:c="3"/>6.000 ]</text:p>
      <text:p text:style-name="Normalny">[ <text:s text:c="2"/>0.000 <text:s text:c="3"/>0.000 <text:s text:c="3"/>3.000 <text:s text:c="3"/>9.000 ]</text:p>
      <text:p text:style-name="Normalny">[ <text:s text:c="2"/>0.000 <text:s text:c="3"/>0.000 <text:s text:c="3"/>0.000 <text:s text:c="3"/>3.000 ]</text:p>
      <text:p text:style-name="Normalny"><text:s/></text:p>
      <text:p text:style-name="Normalny">2.3 Operatory mnozenia</text:p>
      <text:p text:style-name="Normalny">M1 * M2 (Mnozenie macierzy)</text:p>
      <text:p text:style-name="Normalny">[ <text:s text:c="2"/>2.000 <text:s text:c="3"/>0.000 <text:s text:c="3"/>0.000 <text:s text:c="3"/>1.000 ]</text:p>
      <text:p text:style-name="Normalny">[ <text:s text:c="2"/>0.000 <text:s text:c="3"/>2.000 <text:s text:c="3"/>0.000 <text:s text:c="3"/>2.000 ]</text:p>
      <text:p text:style-name="Normalny">[ <text:s text:c="2"/>0.000 <text:s text:c="3"/>0.000 <text:s text:c="3"/>2.000 <text:s text:c="3"/>3.000 ]</text:p>
      <text:p text:style-name="Normalny">[ <text:s text:c="2"/>0.000 <text:s text:c="3"/>0.000 <text:s text:c="3"/>0.000 <text:s text:c="3"/>1.000 ]</text:p>
      <text:p text:style-name="Normalny"><text:s/></text:p>
      <text:p text:style-name="Normalny">Wektor testowy V (1,1,1,1):</text:p>
      <text:p text:style-name="Normalny">( <text:s text:c="2"/>1.000, <text:s text:c="3"/>1.000, <text:s text:c="3"/>1.000, <text:s text:c="3"/>1.000 )</text:p>
      <text:p text:style-name="Normalny">M1 * V (Transformacja wektora przez translacje)</text:p>
      <text:p text:style-name="Normalny">( <text:s text:c="2"/>2.000, <text:s text:c="3"/>3.000, <text:s text:c="3"/>4.000, <text:s text:c="3"/>1.000 )</text:p>
      <text:p text:style-name="Normalny">M2 * V (Transformacja wektora przez skale)</text:p>
      <text:p text:style-name="Normalny">( <text:s text:c="2"/>2.000, <text:s text:c="3"/>2.000, <text:s text:c="3"/>2.000, <text:s text:c="3"/>1.000 )</text:p>
      <text:p text:style-name="Normalny"><text:s/></text:p>
      <text:p text:style-name="Normalny">2.4 Metody (Transpozycja)</text:p>
      <text:p text:style-name="Normalny">Zmodyfikowana M1 (dla testu transpozycji):</text:p>
      <text:p text:style-name="Normalny">[ <text:s text:c="2"/>1.000 <text:s text:c="3"/>0.000 <text:s text:c="3"/>0.000 <text:s text:c="3"/>1.000 ]</text:p>
      <text:p text:style-name="Normalny">[ <text:s text:c="2"/>7.000 <text:s text:c="3"/>1.000 <text:s text:c="3"/>0.000 <text:s text:c="3"/>2.000 ]</text:p>
      <text:p text:style-name="Normalny">[ <text:s text:c="2"/>0.000 <text:s text:c="3"/>0.000 <text:s text:c="3"/>1.000 <text:s text:c="3"/>3.000 ]</text:p>
      <text:p text:style-name="Normalny">[ <text:s text:c="2"/>0.000 <text:s text:c="3"/>0.000 <text:s text:c="3"/>0.000 <text:s text:c="3"/>1.000 ]</text:p>
      <text:p text:style-name="Normalny"><text:s/></text:p>
      <text:p text:style-name="Normalny">Transpozycja M1 (M1.getTranspose())</text:p>
      <text:p text:style-name="Normalny">[ <text:s text:c="2"/>1.000 <text:s text:c="3"/>7.000 <text:s text:c="3"/>0.000 <text:s text:c="3"/>0.000 ]</text:p>
      <text:p text:style-name="Normalny">[ <text:s text:c="2"/>0.000 <text:s text:c="3"/>1.000 <text:s text:c="3"/>0.000 <text:s text:c="3"/>0.000 ]</text:p>
      <text:p text:style-name="Normalny">[ <text:s text:c="2"/>0.000 <text:s text:c="3"/>0.000 <text:s text:c="3"/>1.000 <text:s text:c="3"/>0.000 ]</text:p>
      <text:p text:style-name="Normalny">[ <text:s text:c="2"/>1.000 <text:s text:c="3"/>2.000 <text:s text:c="3"/>3.000 <text:s text:c="3"/>1.000 ]</text:p>
      <text:p text:style-name="Normalny"><text:s/></text:p>
      <text:p text:style-name="Normalny">--- 2.5 Metody (Transformacje) ---</text:p>
      <text:p text:style-name="Normalny">Test SetUniformScale(5.0f):</text:p>
      <text:p text:style-name="Normalny">[ <text:s text:c="2"/>5.000 <text:s text:c="3"/>0.000 <text:s text:c="3"/>0.000 <text:s text:c="3"/>0.000 ]</text:p>
      <text:p text:style-name="Normalny">[ <text:s text:c="2"/>0.000 <text:s text:c="3"/>5.000 <text:s text:c="3"/>0.000 <text:s text:c="3"/>0.000 ]</text:p>
      <text:p text:style-name="Normalny">[ <text:s text:c="2"/>0.000 <text:s text:c="3"/>0.000 <text:s text:c="3"/>5.000 <text:s text:c="3"/>0.000 ]</text:p>
      <text:p text:style-name="Normalny">[ <text:s text:c="2"/>0.000 <text:s text:c="3"/>0.000 <text:s text:c="3"/>0.000 <text:s text:c="3"/>1.000 ]</text:p>
      <text:p text:style-name="Normalny"><text:s/></text:p>
      <text:p text:style-name="Normalny">Test SetRotationX(90):</text:p>
      <text:p text:style-name="Normalny">[ <text:s text:c="2"/>1.000 <text:s text:c="3"/>0.000 <text:s text:c="3"/>0.000 <text:s text:c="3"/>0.000 ]</text:p>
      <text:p text:style-name="Normalny">[ <text:s text:c="2"/>0.000 <text:s text:c="3"/>0.000 <text:s text:c="3"/>1.000 <text:s text:c="3"/>0.000 ]</text:p>
      <text:p text:style-name="Normalny">[ <text:s text:c="2"/>0.000 <text:s text:c="2"/>-1.000 <text:s text:c="3"/>0.000 <text:s text:c="3"/>0.000 ]</text:p>
      <text:p text:style-name="Normalny">[ <text:s text:c="2"/>0.000 <text:s text:c="3"/>0.000 <text:s text:c="3"/>0.000 <text:s text:c="3"/>1.000 ]</text:p>
      <text:p text:style-name="Normalny"><text:s/></text:p>
      <text:p text:style-name="Normalny">Test SetRotationY(90):</text:p>
      <text:p text:style-name="Normalny">[ <text:s text:c="2"/>0.000 <text:s text:c="3"/>0.000 <text:s text:c="2"/>-1.000 <text:s text:c="3"/>0.000 ]</text:p>
      <text:p text:style-name="Normalny">[ <text:s text:c="2"/>0.000 <text:s text:c="3"/>1.000 <text:s text:c="3"/>0.000 <text:s text:c="3"/>0.000 ]</text:p>
      <text:p text:style-name="Normalny">[ <text:s text:c="2"/>1.000 <text:s text:c="3"/>0.000 <text:s text:c="3"/>0.000 <text:s text:c="3"/>0.000 ]</text:p>
      <text:p text:style-name="Normalny">[ <text:s text:c="2"/>0.000 <text:s text:c="3"/>0.000 <text:s text:c="3"/>0.000 <text:s text:c="3"/>1.000 ]</text:p>
      <text:p text:style-name="Normalny"><text:s/></text:p>
      <text:p text:style-name="Normalny">Test SetRotationZ(90):</text:p>
      <text:p text:style-name="Normalny">[ <text:s text:c="2"/>0.000 <text:s text:c="2"/>-1.000 <text:s text:c="3"/>0.000 <text:s text:c="3"/>0.000 ]</text:p>
      <text:p text:style-name="Normalny">[ <text:s text:c="2"/>1.000 <text:s text:c="3"/>0.000 <text:s text:c="3"/>0.000 <text:s text:c="3"/>0.000 ]</text:p>
      <text:p text:style-name="Normalny">[ <text:s text:c="2"/>0.000 <text:s text:c="3"/>0.000 <text:s text:c="3"/>1.000 <text:s text:c="3"/>0.000 ]</text:p>
      <text:p text:style-name="Normalny">[ <text:s text:c="2"/>0.000 <text:s text:c="3"/>0.000 <text:s text:c="3"/>0.000 <text:s text:c="3"/>1.000 ]</text:p>
      <text:p text:style-name="Normalny"><text:s/></text:p>
      <text:p text:style-name="Normalny">Test SetRotationAxis(45 deg, os (0,1,0)):</text:p>
      <text:p text:style-name="Normalny">[ <text:s text:c="2"/>0.707 <text:s text:c="3"/>0.000 <text:s text:c="2"/>-0.707 <text:s text:c="3"/>0.000 ]</text:p>
      <text:p text:style-name="Normalny">[ <text:s text:c="2"/>0.000 <text:s text:c="3"/>1.000 <text:s text:c="3"/>0.000 <text:s text:c="3"/>0.000 ]</text:p>
      <text:p text:style-name="Normalny">[ <text:s text:c="2"/>0.707 <text:s text:c="3"/>0.000 <text:s text:c="3"/>0.707 <text:s text:c="3"/>0.000 ]</text:p>
      <text:p text:style-name="Normalny">[ <text:s text:c="2"/>0.000 <text:s text:c="3"/>0.000 <text:s text:c="3"/>0.000 <text:s text:c="3"/>1.000 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kub Gawrysiak</meta:initial-creator>
    <dc:creator>Jakub Gawrysiak</dc:creator>
    <meta:creation-date>2025-11-04T15:21:00Z</meta:creation-date>
    <dc:date>2025-11-04T15:21:00Z</dc:date>
    <meta:template xlink:href="Normal.dotm" xlink:type="simple"/>
    <meta:editing-cycles>1</meta:editing-cycles>
    <meta:editing-duration>PT0S</meta:editing-duration>
    <meta:document-statistic meta:page-count="1" meta:paragraph-count="8" meta:word-count="607" meta:character-count="4244" meta:row-count="30" meta:non-whitespace-character-count="3645"/>
  </office:meta>
</office:document-meta>
</file>